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fo:font-variant="normal" fo:text-transform="none" style:font-name="Symbol" fo:font-size="11pt"/>
    </style:style>
    <style:style style:name="T2" style:family="text">
      <style:text-properties style:font-name="Symbol" fo:font-size="11pt"/>
    </style:style>
    <style:style style:name="T3" style:family="text">
      <style:text-properties style:font-name="Calibri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caminho novamente a documentação para preenchimento e encaminhamento na Fiotec.</text:p>
      <text:p text:style-name="Text_20_body"/>
      <text:p text:style-name="Text_20_body">Outra providencia juntamente deverá ser encaminhada a seguinte documentação, em 01 via:</text:p>
      <text:p text:style-name="Text_20_body"/>
      <text:p text:style-name="Text_20_body">· Cópia da Identidade, CPF, </text:p>
      <text:p text:style-name="Text_20_body">· Comprovante de residência (o mesmo endereço preenchido no formulário Termo de concessão);</text:p>
      <text:p text:style-name="Text_20_body">· 01 copia frente e verso dos comprovantes de escolaridade superior;</text:p>
      <text:p text:style-name="Text_20_body">· Copia de comprovante da experiência profissional;</text:p>
      <text:p text:style-name="Text_20_body">· Cópia do Cartão de Débito do Banco (Poupança somente Banco do Brasil);</text:p>
      <text:p text:style-name="Text_20_body">· Curriculum atualizado.</text:p>
      <text:p text:style-name="Text_20_body">Dessa forma, após a juntada de todos os documentos necessários, e encaminhados para:</text:p>
      <text:p text:style-name="Text_20_body"/>
      <text:p text:style-name="Text_20_body">ENSP/FIOCRUZ</text:p>
      <text:p text:style-name="Text_20_body">Escritório de Projetos </text:p>
      <text:p text:style-name="Text_20_body">A/C: Zenilda Folly e Cristiana Barros</text:p>
      <text:p text:style-name="Text_20_body">Rua Leopoldo Bulhões 1480 - sala 313 - Manguinhos</text:p>
      <text:p text:style-name="Text_20_body">CEP: 21041-210 - Rio de Janeiro – RJ</text:p>
      <text:p text:style-name="Text_20_body"/>
      <text:p text:style-name="Text_20_body">Zenilda Folly</text:p>
      <text:p text:style-name="Text_20_body">Tel. (21) 2598.2703-991140817</text:p>
      <text:p text:style-name="Text_20_body"/>
      <text:p text:style-name="Text_20_body">Observação: não preencher nos formulários anexados, os campos, local, data e orientador. Esses campos são de preenchimento exclusivo da FIOTEC. Não preencher os formulários a mão, apenas documentos digitados são aceitos. </text:p>
      <text:p text:style-name="Text_20_body"/>
      <text:p text:style-name="Text_20_body">Qualquer duvida estou à disposiçã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08-04T12:08:19.939372588</meta:creation-date>
    <meta:printed-by>Alberto </meta:printed-by>
    <meta:print-date>2015-08-04T20:47:45.581068265</meta:print-date>
    <dc:date>2015-08-04T20:48:08.526417525</dc:date>
    <dc:creator>Alberto </dc:creator>
    <meta:editing-duration>PT8H24M38S</meta:editing-duration>
    <meta:editing-cycles>1</meta:editing-cycles>
    <meta:document-statistic meta:table-count="0" meta:image-count="0" meta:object-count="0" meta:page-count="1" meta:paragraph-count="18" meta:word-count="154" meta:character-count="1041" meta:non-whitespace-character-count="901"/>
    <meta:generator>LibreOffice/4.4.4.3$Linux_X86_64 LibreOffice_project/40$Build-3</meta:generator>
  </office:meta>
</office:document-meta>
</file>